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7.5cm" fo:min-width="34.5cm"/>
    </style:style>
    <style:style style:name="gr2" style:family="graphic" style:parent-style-name="standard" style:list-style-name="L1">
      <style:graphic-properties svg:stroke-width="0.081cm" svg:stroke-color="#c9211e" draw:marker-start-width="0.321cm" draw:marker-end-width="0.321cm" draw:fill-color="#ffd8ce" draw:textarea-horizontal-align="justify" draw:textarea-vertical-align="top" draw:auto-grow-height="false" fo:min-height="15.992cm" fo:min-width="21.492cm" fo:padding-top="0cm" fo:padding-bottom="0cm" fo:padding-left="0cm" fo:padding-right="0cm" fo:wrap-option="no-wrap" draw:shadow="visible" draw:shadow-offset-x="0.176cm" draw:shadow-offset-y="0.176cm" draw:shadow-color="#000000" draw:shadow-opacity="60%" loext:shadow-blur="0.176cm"/>
      <style:paragraph-properties style:writing-mode="lr-tb"/>
    </style:style>
    <style:style style:name="gr3" style:family="graphic" style:parent-style-name="Outlined_20_Blue">
      <style:graphic-properties draw:stroke="dash" draw:stroke-dash="Dot" svg:stroke-width="0.028cm" svg:stroke-color="#c9211e" draw:marker-start-width="0.242cm" draw:marker-end-width="0.242cm" svg:stroke-linecap="butt" draw:fill="solid" draw:fill-color="#ffd8ce" draw:textarea-horizontal-align="justify" draw:textarea-vertical-align="top" draw:auto-grow-height="false" fo:min-height="14.802cm" fo:min-width="15.552cm" fo:padding-top="-0.026cm" fo:padding-bottom="-0.026cm" fo:padding-left="-0.026cm" fo:padding-right="-0.026cm" draw:shadow="hidden" draw:shadow-offset-x="0.176cm" draw:shadow-offset-y="0.176cm" draw:shadow-opacity="60%" loext:shadow-blur="0.176cm"/>
      <style:paragraph-properties style:writing-mode="lr-tb"/>
    </style:style>
    <style:style style:name="gr4" style:family="graphic" style:parent-style-name="Outlined_20_Blue">
      <style:graphic-properties draw:stroke="dash" draw:stroke-dash="Dot" svg:stroke-width="0.028cm" svg:stroke-color="#c9211e" draw:marker-start-width="0.242cm" draw:marker-end-width="0.242cm" svg:stroke-linecap="butt" draw:fill="solid" draw:fill-color="#ffd8ce" draw:textarea-horizontal-align="justify" draw:textarea-vertical-align="top" draw:auto-grow-height="false" fo:min-height="14.802cm" fo:min-width="5.802cm" fo:padding-top="-0.026cm" fo:padding-bottom="-0.026cm" fo:padding-left="-0.026cm" fo:padding-right="-0.026cm" draw:shadow="hidden" draw:shadow-offset-x="0.176cm" draw:shadow-offset-y="0.176cm" draw:shadow-opacity="60%" loext:shadow-blur="0.176cm"/>
      <style:paragraph-properties style:writing-mode="lr-tb"/>
    </style:style>
    <style:style style:name="gr5" style:family="graphic" style:parent-style-name="Outlined_20_Yellow">
      <style:graphic-properties svg:stroke-color="#800080" draw:fill="solid" draw:fill-color="#e0c2cd" draw:textarea-horizontal-align="justify" draw:textarea-vertical-align="top" draw:auto-grow-height="false" fo:min-height="2.75cm" fo:min-width="7.5cm" draw:shadow="visible" draw:shadow-offset-x="0.106cm" draw:shadow-offset-y="0.106cm" draw:shadow-opacity="60%" loext:shadow-blur="0.106cm"/>
      <style:paragraph-properties style:writing-mode="lr-tb"/>
    </style:style>
    <style:style style:name="gr6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7.5cm" draw:shadow="visible" draw:shadow-offset-x="0.106cm" draw:shadow-offset-y="0.106cm" draw:shadow-opacity="60%" loext:shadow-blur="0.106cm"/>
      <style:paragraph-properties style:writing-mode="lr-tb"/>
    </style:style>
    <style:style style:name="gr7" style:family="graphic" style:parent-style-name="Outlined_20_Yellow">
      <style:graphic-properties svg:stroke-width="0.053cm" svg:stroke-color="#800080" draw:marker-start-width="0.158cm" draw:marker-end-width="0.158cm" draw:fill="solid" draw:fill-color="#e0c2cd" draw:textarea-horizontal-align="justify" draw:textarea-vertical-align="middle" draw:auto-grow-height="false" fo:min-height="1.278cm" fo:min-width="5.028cm" fo:padding-top="-0.014cm" fo:padding-bottom="-0.014cm" fo:padding-left="-0.014cm" fo:padding-right="-0.014cm" draw:shadow="hidden" draw:shadow-offset-x="0.106cm" draw:shadow-offset-y="0.106cm" draw:shadow-opacity="60%" loext:shadow-blur="0.106cm"/>
      <style:paragraph-properties style:writing-mode="lr-tb"/>
    </style:style>
    <style:style style:name="gr8" style:family="graphic" style:parent-style-name="Outlined_20_Blue">
      <style:graphic-properties draw:fill="solid" draw:fill-color="#dee6ef" draw:textarea-horizontal-align="justify" draw:textarea-vertical-align="top" draw:auto-grow-height="false" fo:min-height="6cm" fo:min-width="4.25cm" draw:shadow="visible" draw:shadow-offset-x="0.106cm" draw:shadow-offset-y="0.106cm" draw:shadow-opacity="60%" loext:shadow-blur="0.106cm"/>
      <style:paragraph-properties style:writing-mode="lr-tb"/>
    </style:style>
    <style:style style:name="gr9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7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10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78cm" fo:min-width="3.778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5cm" draw:shadow="visible" draw:shadow-offset-x="0.106cm" draw:shadow-offset-y="0.106cm" draw:shadow-opacity="60%" loext:shadow-blur="0.106cm"/>
      <style:paragraph-properties style:writing-mode="lr-tb"/>
    </style:style>
    <style:style style:name="gr14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5cm" draw:shadow="visible" draw:shadow-offset-x="0.106cm" draw:shadow-offset-y="0.106cm" draw:shadow-opacity="60%" loext:shadow-blur="0.106cm"/>
      <style:paragraph-properties style:writing-mode="lr-tb"/>
    </style:style>
    <style:style style:name="gr15" style:family="graphic" style:parent-style-name="objectwithoutfill">
      <style:graphic-properties svg:stroke-width="0.081cm" svg:stroke-color="#069a2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4.25cm" draw:shadow="visible" draw:shadow-offset-x="0.106cm" draw:shadow-offset-y="0.106cm" draw:shadow-opacity="60%" loext:shadow-blur="0.106cm"/>
      <style:paragraph-properties style:writing-mode="lr-tb"/>
    </style:style>
    <style:style style:name="gr17" style:family="graphic" style:parent-style-name="objectwithoutfill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5cm" draw:shadow="hidden" draw:shadow-offset-x="0.106cm" draw:shadow-offset-y="0.106cm" draw:shadow-opacity="60%" loext:shadow-blur="0.106cm"/>
      <style:paragraph-properties style:writing-mode="lr-tb"/>
    </style:style>
    <style:style style:name="gr19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6cm" draw:shadow="visible" draw:shadow-offset-x="0.106cm" draw:shadow-offset-y="0.106cm" draw:shadow-opacity="60%" loext:shadow-blur="0.106cm"/>
      <style:paragraph-properties style:writing-mode="lr-tb"/>
    </style:style>
    <style:style style:name="gr20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3.25cm" draw:shadow="visible" draw:shadow-offset-x="0.106cm" draw:shadow-offset-y="0.106cm" draw:shadow-opacity="60%" loext:shadow-blur="0.106cm"/>
      <style:paragraph-properties style:writing-mode="lr-tb"/>
    </style:style>
    <style:style style:name="gr21" style:family="graphic" style:parent-style-name="Outlined_20_Yellow">
      <style:graphic-properties draw:fill="solid" draw:fill-color="#ffffd7" draw:textarea-horizontal-align="justify" draw:textarea-vertical-align="middle" draw:auto-grow-height="false" fo:min-height="2.25cm" fo:min-width="5.5cm" draw:shadow="visible" draw:shadow-offset-x="0.106cm" draw:shadow-offset-y="0.106cm" draw:shadow-opacity="60%" loext:shadow-blur="0.106cm"/>
      <style:paragraph-properties style:writing-mode="lr-tb"/>
    </style:style>
    <style:style style:name="gr22" style:family="graphic" style:parent-style-name="Outlined_20_Yellow">
      <style:graphic-properties svg:stroke-width="0.053cm" draw:marker-start-width="0.158cm" draw:marker-end-width="0.158cm" draw:fill="solid" draw:fill-color="#ffffd7" draw:textarea-horizontal-align="justify" draw:textarea-vertical-align="middle" draw:auto-grow-height="false" fo:min-height="1.028cm" fo:min-width="5.028cm" fo:padding-top="-0.014cm" fo:padding-bottom="-0.014cm" fo:padding-left="-0.014cm" fo:padding-right="-0.014cm" draw:shadow="hidden" draw:shadow-offset-x="0.106cm" draw:shadow-offset-y="0.106cm" draw:shadow-opacity="60%" loext:shadow-blur="0.106cm"/>
      <style:paragraph-properties style:writing-mode="lr-tb"/>
    </style:style>
    <style:style style:name="gr23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3.75cm" draw:shadow="visible" draw:shadow-offset-x="0.106cm" draw:shadow-offset-y="0.106cm" draw:shadow-opacity="60%" loext:shadow-blur="0.106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  <style:text-properties fo:color="#c9211e" loext:opacity="10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P3" style:family="paragraph">
      <loext:graphic-properties draw:fill-color="#ffd8ce"/>
      <style:paragraph-properties fo:margin-left="0cm" fo:margin-right="0cm" fo:text-align="start" fo:text-indent="0cm" style:writing-mode="lr-tb"/>
      <style:text-properties fo:color="#c9211e" loext:opacity="100%" loext:color-lum-mod="100%" loext:color-lum-off="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start" style:writing-mode="lr-tb"/>
      <style:text-properties fo:color="#c9211e" loext:opacity="10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5" style:family="paragraph">
      <loext:graphic-properties draw:fill="solid" draw:fill-color="#ffd8ce"/>
      <style:paragraph-properties fo:text-align="start" style:writing-mode="lr-tb"/>
      <style:text-properties fo:color="#c9211e" loext:opacity="100%" loext:color-lum-mod="100%" loext:color-lum-off="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" style:family="paragraph">
      <loext:graphic-properties draw:fill="solid" draw:fill-color="#e0c2cd"/>
      <style:paragraph-properties fo:text-align="start" style:writing-mode="lr-tb"/>
      <style:text-properties fo:color="#800080" loext:opacity="100%" loext:color-lum-mod="100%" loext:color-lum-off="0%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 style:writing-mode="lr-tb"/>
      <style:text-properties fo:color="#800080" loext:opacity="100%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 style:writing-mode="lr-tb"/>
      <style:text-properties fo:color="#b47804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P9" style:family="paragraph">
      <loext:graphic-properties draw:fill="solid" draw:fill-color="#ffffd7"/>
      <style:paragraph-properties fo:text-align="center" style:writing-mode="lr-tb"/>
      <style:text-properties fo:color="#b47804" loext:opacity="100%" loext:color-lum-mod="100%" loext:color-lum-off="0%" style:font-name="Liberation Sans" fo:font-size="14pt" fo:language="zxx" fo:country="none" fo:font-weight="bold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d7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center" style:writing-mode="lr-tb"/>
      <style:text-properties fo:color="#800080" loext:opacity="100%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e0c2cd"/>
      <style:paragraph-properties fo:text-align="center" style:writing-mode="lr-tb"/>
      <style:text-properties fo:color="#800080" loext:opacity="100%" loext:color-lum-mod="100%" loext:color-lum-off="0%"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b4c7d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dee6e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dde8cb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c9211e" loext:opacity="10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color="#c9211e" loext:opacity="10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c9211e" loext:opacity="100%" style:text-position="0% 100%" style:font-name="Liberation Sans" fo:font-size="10pt" fo:language="zxx" fo:country="none" fo:font-style="italic" fo:font-weight="bol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" style:family="text">
      <style:text-properties fo:color="#800080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800080" loext:opacity="100%" style:text-position="0% 100%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color="#b47804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9" style:family="text">
      <style:text-properties fo:font-size="14pt"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" style:family="text">
      <style:text-properties fo:font-size="14pt" fo:language="zxx" fo:country="none" fo:font-weight="normal" style:language-asian="zxx" style:country-asian="none" style:font-weight-asian="normal" style:language-complex="zxx" style:country-complex="none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35cm" svg:height="17.7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cm" svg:height="16.5cm" svg:x="6.75cm" svg:y="0.25cm">
          <text:p text:style-name="P2"><text:span text:style-name="T1"><text:s/></text:span><text:span text:style-name="T1">Simulation.py</text:span></text:p>
          <draw:enhanced-geometry svg:viewBox="0 0 21600 21600" draw:path-stretchpoint-x="10800" draw:path-stretchpoint-y="10800" draw:text-areas="?f3 ?f4 ?f5 ?f6" draw:type="round-rectangle" draw:modifiers="1136.6028204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5cm" svg:height="14.75cm" svg:x="13cm" svg:y="1.25cm">
          <text:p text:style-name="P4"><text:span text:style-name="T2"><text:s text:c="2"/></text:span><text:span text:style-name="T3">Simulation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5cm" svg:height="14.75cm" svg:x="7cm" svg:y="1.25cm">
          <text:p text:style-name="P4"><text:span text:style-name="T2"><text:s text:c="2"/></text:span><text:span text:style-name="T3">Initial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5cm" svg:height="2.75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5cm" svg:height="2.75cm" svg:x="14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7.5cm" svg:height="2.75cm" svg:x="14.5cm" svg:y="9cm">
          <text:p text:style-name="P7"><text:span text:style-name="T4"><text:s/></text:span><text:span text:style-name="T4">Gateway.py </text:span><text:span text:style-name="T5">→</text:span><text:span text:style-name="T4"> (NetObject.py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7.5cm" svg:height="1.5cm" svg:x="14cm" svg:y="4cm">
          <text:p text:style-name="P8"><text:span text:style-name="T6"><text:s text:c="2"/></text:span><text:span text:style-name="T6">AirInterface.p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" draw:id="id1" draw:layer="layout" svg:width="7.5cm" svg:height="1.5cm" svg:x="14cm" svg:y="2cm">
          <text:p text:style-name="P10"><text:span text:style-name="T7">Time.py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cm" svg:height="1.25cm" svg:x="16.5cm" svg:y="10cm">
          <text:p text:style-name="P12"><text:span text:style-name="T4">GatewayStack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5cm" svg:height="2.75cm" svg:x="14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5cm" svg:height="2.75cm" svg:x="14.2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7.5cm" svg:height="2.75cm" svg:x="14.5cm" svg:y="12.75cm">
          <text:p text:style-name="P7"><text:span text:style-name="T4"><text:s/></text:span><text:span text:style-name="T4">Node.py </text:span><text:span text:style-name="T5">→</text:span><text:span text:style-name="T4"> (NetObject.py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cm" svg:height="1.25cm" svg:x="16.5cm" svg:y="13.75cm">
          <text:p text:style-name="P12"><text:span text:style-name="T4">NodeStack.py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4.25cm" svg:height="6cm" svg:x="0.25cm" svg:y="2cm">
          <text:p text:style-name="P14"><text:span text:style-name="T8"/></text:p>
          <text:p text:style-name="P14"><text:span text:style-name="T9">ChirpStack</text:span></text:p>
          <text:p text:style-name="P14"><text:span text:style-name="T9">Network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75cm" svg:height="1.25cm" svg:x="0.5cm" svg:y="4cm">
          <text:p text:style-name="P10"><text:span text:style-name="T7">PostgreSQL</text:span></text:p>
          <text:p text:style-name="P10"><text:span text:style-name="T10">data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3.75cm" svg:height="1.25cm" svg:x="0.5cm" svg:y="6cm">
          <text:p text:style-name="P10"><text:span text:style-name="T7">Redis</text:span></text:p>
          <text:p text:style-name="P10"><text:span text:style-name="T10">database</text:span></text:p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cm" svg:height="0.806cm" svg:x="4.75cm" svg:y="6cm">
          <draw:text-box>
            <text:p text:style-name="P17"><text:span text:style-name="T9">Telnet</text:span></text:p>
          </draw:text-box>
        </draw:frame>
        <draw:line draw:style-name="gr12" draw:text-style-name="P19" draw:layer="layout" svg:x1="7.25cm" svg:y1="6.75cm" svg:x2="4.25cm" svg:y2="6.75cm">
          <text:p/>
        </draw:line>
        <draw:line draw:style-name="gr12" draw:text-style-name="P19" draw:layer="layout" svg:x1="7.25cm" svg:y1="4.75cm" svg:x2="4.25cm" svg:y2="4.75cm">
          <text:p/>
        </draw:line>
        <draw:frame draw:style-name="gr11" draw:text-style-name="P18" draw:layer="layout" svg:width="2cm" svg:height="0.806cm" svg:x="4.75cm" svg:y="3.944cm">
          <draw:text-box>
            <text:p text:style-name="P17"><text:span text:style-name="T9">SQL</text:span></text:p>
          </draw:text-box>
        </draw:frame>
        <draw:frame draw:style-name="gr11" draw:text-style-name="P18" draw:layer="layout" svg:width="2cm" svg:height="0.806cm" svg:x="4.75cm" svg:y="1.944cm">
          <draw:text-box>
            <text:p text:style-name="P17"><text:span text:style-name="T9">MQTT</text:span></text:p>
          </draw:text-box>
        </draw:frame>
        <draw:line draw:style-name="gr12" draw:text-style-name="P19" draw:layer="layout" svg:x1="7.25cm" svg:y1="2.75cm" svg:x2="4.5cm" svg:y2="2.75cm">
          <text:p/>
        </draw:line>
        <draw:custom-shape draw:style-name="gr13" draw:text-style-name="P20" draw:layer="layout" svg:width="5cm" svg:height="1.5cm" svg:x="7.25cm" svg:y="4cm">
          <text:p text:style-name="P10"><text:span text:style-name="T7">Psycopg2 library</text:span></text:p>
          <text:p text:style-name="P10"><text:span text:style-name="T11">Database cleanup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cm" svg:height="1.5cm" svg:x="7.25cm" svg:y="6cm">
          <text:p text:style-name="P10"><text:span text:style-name="T7">telnetlib library</text:span></text:p>
          <text:p text:style-name="P10"><text:span text:style-name="T11">Database cleanup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cm" svg:height="1.5cm" svg:x="7.25cm" svg:y="2cm">
          <text:p text:style-name="P10"><text:span text:style-name="T7">Network Server</text:span></text:p>
          <text:p text:style-name="P10"><text:span text:style-name="T7">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5cm" svg:height="1.5cm" svg:x="7.25cm" svg:y="11cm">
          <text:p text:style-name="P10"><text:span text:style-name="T7">NetObjectLoader.py</text:span></text:p>
          <text:p text:style-name="P10"><text:span text:style-name="T10">Device definitions</text:span></text:p>
          <draw:enhanced-geometry svg:viewBox="0 0 21600 21600" draw:type="rectangle" draw:enhanced-path="M 0 0 L 21600 0 21600 21600 0 21600 0 0 Z N"/>
        </draw:custom-shape>
        <draw:line draw:style-name="gr15" draw:text-style-name="P19" draw:layer="layout" svg:x1="12.25cm" svg:y1="11.75cm" svg:x2="14.5cm" svg:y2="10.75cm">
          <text:p/>
        </draw:line>
        <draw:line draw:style-name="gr15" draw:text-style-name="P19" draw:layer="layout" svg:x1="12.25cm" svg:y1="11.75cm" svg:x2="14.5cm" svg:y2="13.5cm">
          <text:p/>
        </draw:line>
        <draw:line draw:style-name="gr12" draw:text-style-name="P19" draw:layer="layout" svg:x1="4.5cm" svg:y1="11.75cm" svg:x2="7.25cm" svg:y2="11.75cm">
          <text:p/>
        </draw:line>
        <draw:custom-shape draw:style-name="gr16" draw:text-style-name="P21" draw:layer="layout" svg:width="4.25cm" svg:height="1.5cm" svg:x="0.25cm" svg:y="11cm">
          <text:p text:style-name="P10"><text:span text:style-name="T7">CSV file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line-skew="-0.209cm" svg:x1="14cm" svg:y1="2.75cm" svg:x2="14.5cm" svg:y2="14.125cm" draw:start-shape="id1" draw:start-glue-point="3" draw:end-shape="id2" draw:end-glue-point="3" svg:d="M14000 2750h-750v11375h1250" svg:viewBox="0 0 1251 11376">
          <text:p/>
        </draw:connector>
        <draw:connector draw:style-name="gr17" draw:text-style-name="P22" draw:layer="layout" draw:line-skew="-0.209cm" svg:x1="14cm" svg:y1="2.75cm" svg:x2="14.5cm" svg:y2="10.375cm" draw:start-shape="id1" draw:start-glue-point="3" draw:end-shape="id3" draw:end-glue-point="3" svg:d="M14000 2750h-750v7625h1250" svg:viewBox="0 0 1251 7626">
          <text:p/>
        </draw:connector>
        <draw:line draw:style-name="gr12" draw:text-style-name="P19" draw:layer="layout" svg:x1="13.25cm" svg:y1="10cm" svg:x2="14.25cm" svg:y2="10cm">
          <text:p/>
        </draw:line>
        <draw:line draw:style-name="gr12" draw:text-style-name="P19" draw:layer="layout" svg:x1="13.25cm" svg:y1="9.63cm" svg:x2="14cm" svg:y2="9.63cm">
          <text:p/>
        </draw:line>
        <draw:line draw:style-name="gr12" draw:text-style-name="P19" draw:layer="layout" svg:x1="13.25cm" svg:y1="13.75cm" svg:x2="14.25cm" svg:y2="13.75cm">
          <text:p/>
        </draw:line>
        <draw:line draw:style-name="gr12" draw:text-style-name="P19" draw:layer="layout" svg:x1="13.25cm" svg:y1="13.38cm" svg:x2="14cm" svg:y2="13.38cm">
          <text:p/>
        </draw:line>
        <draw:custom-shape draw:style-name="gr18" draw:text-style-name="P21" draw:layer="layout" svg:width="5cm" svg:height="1.5cm" svg:x="7.25cm" svg:y="11cm">
          <text:p text:style-name="P10"><text:span text:style-name="T7">NetObjectLoader.py</text:span></text:p>
          <text:p text:style-name="P10"><text:span text:style-name="T10">Device definition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line-skew="2.247cm" svg:x1="21.5cm" svg:y1="4.75cm" svg:x2="22cm" svg:y2="14.125cm" draw:start-shape="id4" draw:start-glue-point="1" draw:end-shape="id2" draw:end-glue-point="1" svg:d="M21500 4750h3500v9375h-3000" svg:viewBox="0 0 3501 9376">
          <text:p/>
        </draw:connector>
        <draw:connector draw:style-name="gr17" draw:text-style-name="P22" draw:layer="layout" draw:line-skew="2.247cm" svg:x1="21.5cm" svg:y1="4.75cm" svg:x2="22cm" svg:y2="10.375cm" draw:start-shape="id4" draw:start-glue-point="1" draw:end-shape="id3" draw:end-glue-point="1" svg:d="M21500 4750h3500v5625h-3000" svg:viewBox="0 0 3501 5626">
          <text:p/>
        </draw:connector>
        <draw:line draw:style-name="gr12" draw:text-style-name="P19" draw:layer="layout" svg:x1="22.75cm" svg:y1="4.75cm" svg:x2="25cm" svg:y2="4.75cm">
          <text:p/>
        </draw:line>
        <draw:line draw:style-name="gr12" draw:text-style-name="P19" draw:layer="layout" svg:x1="24.25cm" svg:y1="14.13cm" svg:x2="25cm" svg:y2="14.13cm">
          <text:p/>
        </draw:line>
        <draw:line draw:style-name="gr12" draw:text-style-name="P19" draw:layer="layout" svg:x1="24.25cm" svg:y1="10.38cm" svg:x2="25cm" svg:y2="10.38cm">
          <text:p/>
        </draw:line>
        <draw:line draw:style-name="gr12" draw:text-style-name="P19" draw:layer="layout" svg:x1="28cm" svg:y1="2.75cm" svg:x2="30.75cm" svg:y2="2.75cm">
          <text:p/>
        </draw:line>
        <draw:custom-shape draw:style-name="gr19" draw:text-style-name="P21" draw:layer="layout" svg:width="6cm" svg:height="1.5cm" svg:x="22cm" svg:y="2cm">
          <text:p text:style-name="P10"><text:span text:style-name="T7">WiresharkStreamer.py</text:span></text:p>
          <draw:enhanced-geometry svg:viewBox="0 0 21600 21600" draw:type="rectangle" draw:enhanced-path="M 0 0 L 21600 0 21600 21600 0 21600 0 0 Z N"/>
        </draw:custom-shape>
        <draw:line draw:style-name="gr12" draw:text-style-name="P19" draw:layer="layout" svg:x1="25cm" svg:y1="6cm" svg:x2="25cm" svg:y2="3.5cm">
          <text:p/>
        </draw:line>
        <draw:custom-shape draw:style-name="gr20" draw:text-style-name="P15" draw:layer="layout" svg:width="3.25cm" svg:height="1.5cm" svg:x="30.75cm" svg:y="2cm">
          <text:p text:style-name="P14"><text:span text:style-name="T9">Wireshark</text:span></text:p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cm" svg:height="0.806cm" svg:x="28.75cm" svg:y="1.944cm">
          <draw:text-box>
            <text:p text:style-name="P17"><text:span text:style-name="T9">UDP</text:span></text:p>
          </draw:text-box>
        </draw:frame>
        <draw:custom-shape draw:style-name="gr21" draw:text-style-name="P11" draw:layer="layout" svg:width="5.5cm" svg:height="2.25cm" svg:x="22cm" svg:y="5.75cm">
          <text:p text:style-name="P10"><text:span text:style-name="T7">Packet.py</text:span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5cm" svg:height="2.25cm" svg:x="22.25cm" svg:y="6cm">
          <text:p text:style-name="P10"><text:span text:style-name="T7">Packet.py</text:span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5cm" svg:height="2.25cm" svg:x="22.5cm" svg:y="6.25cm">
          <text:p text:style-name="P10"><text:span text:style-name="T7">Packet.py</text:span></text:p>
          <text:p text:style-name="P10"><text:span text:style-name="T7"/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cm" svg:height="1cm" svg:x="22.75cm" svg:y="7.25cm">
          <text:p text:style-name="P10"><text:span text:style-name="T7">LoRaParameters.py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75cm" svg:height="1.5cm" svg:x="29.75cm" svg:y="9.5cm">
          <text:p text:style-name="P14"><text:span text:style-name="T9">C application</text:span></text:p>
          <text:p text:style-name="P14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75cm" svg:height="1.5cm" svg:x="30cm" svg:y="9.75cm">
          <text:p text:style-name="P14"><text:span text:style-name="T9">C application</text:span></text:p>
          <text:p text:style-name="P14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75cm" svg:height="1.5cm" svg:x="30.25cm" svg:y="10cm">
          <text:p text:style-name="P14"><text:span text:style-name="T9">C application</text:span></text:p>
          <text:p text:style-name="P14"><text:span text:style-name="T12">Gateway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21.5cm" svg:y1="10.75cm" svg:x2="30.25cm" svg:y2="10.75cm">
          <text:p/>
        </draw:line>
        <draw:custom-shape draw:style-name="gr23" draw:text-style-name="P15" draw:layer="layout" svg:width="3.75cm" svg:height="1.5cm" svg:x="29.75cm" svg:y="13.25cm">
          <text:p text:style-name="P14"><text:span text:style-name="T9">C application</text:span></text:p>
          <text:p text:style-name="P14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75cm" svg:height="1.5cm" svg:x="30cm" svg:y="13.5cm">
          <text:p text:style-name="P14"><text:span text:style-name="T9">C application</text:span></text:p>
          <text:p text:style-name="P14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75cm" svg:height="1.5cm" svg:x="30.25cm" svg:y="13.75cm">
          <text:p text:style-name="P14"><text:span text:style-name="T9">C application</text:span></text:p>
          <text:p text:style-name="P14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24" draw:text-style-name="P22" draw:layer="layout" svg:x1="21.5cm" svg:y1="14.5cm" svg:x2="30.25cm" svg:y2="14.5cm">
          <text:p/>
        </draw:line>
        <draw:frame draw:style-name="gr11" draw:text-style-name="P18" draw:layer="layout" svg:width="2cm" svg:height="0.806cm" svg:x="26.5cm" svg:y="9.944cm">
          <draw:text-box>
            <text:p text:style-name="P17"><text:span text:style-name="T9">stdio</text:span></text:p>
          </draw:text-box>
        </draw:frame>
        <draw:frame draw:style-name="gr11" draw:text-style-name="P18" draw:layer="layout" svg:width="2cm" svg:height="0.806cm" svg:x="26.5cm" svg:y="13.694cm">
          <draw:text-box>
            <text:p text:style-name="P17"><text:span text:style-name="T9">stdi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4.5cm" fo:page-height="17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00:43.126973070</meta:creation-date>
    <dc:date>2023-01-09T14:14:10.619752767</dc:date>
    <meta:editing-duration>PT3H44M50S</meta:editing-duration>
    <meta:editing-cycles>20</meta:editing-cycles>
    <meta:generator>LibreOffice/7.4.3.2$Linux_X86_64 LibreOffice_project/1048a8393ae2eeec98dff31b5c133c5f1d08b890</meta:generator>
    <meta:document-statistic meta:object-count="62"/>
  </office:meta>
</office:document-meta>
</file>